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fo:font-style="italic" style:font-style-asian="italic" style:font-style-complex="italic"/>
    </style:style>
    <style:style style:name="P3" style:parent-style-name="Standard" style:family="paragraph">
      <style:text-properties fo:font-weight="bold" style:font-weight-asian="bold" style:font-weight-complex="bold" fo:font-style="italic" style:font-style-asian="italic" style:font-style-complex="italic"/>
    </style:style>
    <style:style style:name="P4" style:parent-style-name="Standard" style:family="paragraph">
      <style:text-properties fo:font-weight="bold" style:font-weight-asian="bold" style:font-weight-complex="bold" fo:font-style="italic" style:font-style-asian="italic" style:font-style-complex="italic"/>
    </style:style>
    <style:style style:name="P5" style:parent-style-name="Standard" style:family="paragraph">
      <style:text-properties fo:font-weight="bold" style:font-weight-asian="bold" style:font-weight-complex="bold" fo:font-style="italic" style:font-style-asian="italic" style:font-style-complex="italic"/>
    </style:style>
    <style:style style:name="P6" style:parent-style-name="Standard" style:family="paragraph">
      <style:text-properties fo:font-style="italic" style:font-style-asian="italic" style:font-style-complex="italic"/>
    </style:style>
    <style:style style:name="P7" style:parent-style-name="Standard" style:family="paragraph">
      <style:text-properties fo:font-weight="bold" style:font-weight-asian="bold" style:font-weight-complex="bold" fo:font-style="italic" style:font-style-asian="italic" style:font-style-complex="italic"/>
    </style:style>
    <style:style style:name="P8" style:parent-style-name="Standard" style:family="paragraph">
      <style:text-properties fo:font-weight="bold" style:font-weight-asian="bold" style:font-weight-complex="bold" fo:font-style="italic" style:font-style-asian="italic" style:font-style-complex="italic"/>
    </style:style>
    <style:style style:name="T9" style:parent-style-name="Policepardéfaut" style:family="text">
      <style:text-properties fo:font-style="italic" style:font-style-asian="italic" style:font-style-complex="italic"/>
    </style:style>
    <style:style style:name="P10" style:parent-style-name="Standard" style:family="paragraph">
      <style:text-properties fo:font-weight="bold" style:font-weight-asian="bold" style:font-weight-complex="bold" fo:font-style="italic" style:font-style-asian="italic" style:font-style-complex="italic"/>
    </style:style>
    <style:style style:name="T11" style:parent-style-name="Policepardéfaut" style:family="text">
      <style:text-properties fo:font-style="italic" style:font-style-asian="italic" style:font-style-complex="italic"/>
    </style:style>
    <style:style style:name="P12" style:parent-style-name="Standard" style:family="paragraph">
      <style:text-properties fo:font-weight="bold" style:font-weight-asian="bold" style:font-weight-complex="bold" fo:font-style="italic" style:font-style-asian="italic" style:font-style-complex="italic"/>
    </style:style>
    <style:style style:name="P13" style:parent-style-name="Standard" style:family="paragraph">
      <style:text-properties fo:font-style="italic" style:font-style-asian="italic" style:font-style-complex="italic"/>
    </style:style>
    <style:style style:name="P14" style:parent-style-name="Standard" style:family="paragraph">
      <style:text-properties fo:font-weight="bold" style:font-weight-asian="bold" style:font-weight-complex="bold" fo:font-style="italic" style:font-style-asian="italic" style:font-style-complex="italic"/>
    </style:style>
    <style:style style:name="P15" style:parent-style-name="Standard" style:family="paragraph">
      <style:text-properties fo:font-weight="bold" style:font-weight-asian="bold" style:font-weight-complex="bold" fo:font-style="italic" style:font-style-asian="italic" style:font-style-complex="italic"/>
    </style:style>
    <style:style style:name="P16" style:parent-style-name="Standard" style:family="paragraph">
      <style:text-properties fo:font-weight="bold" style:font-weight-asian="bold" style:font-weight-complex="bold" fo:font-style="italic" style:font-style-asian="italic" style:font-style-complex="italic"/>
    </style:style>
    <style:style style:name="P17" style:parent-style-name="Standard" style:family="paragraph">
      <style:text-properties fo:font-weight="bold" style:font-weight-asian="bold" style:font-weight-complex="bold"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P19" style:parent-style-name="Standard" style:family="paragraph">
      <style:text-properties fo:font-style="italic" style:font-style-asian="italic" style:font-style-complex="italic"/>
    </style:style>
    <style:style style:name="P20" style:parent-style-name="Standard" style:family="paragraph">
      <style:text-properties fo:font-weight="bold" style:font-weight-asian="bold" style:font-weight-complex="bold" fo:font-style="italic" style:font-style-asian="italic" style:font-style-complex="italic"/>
    </style:style>
    <style:style style:name="P21" style:parent-style-name="Standard" style:family="paragraph">
      <style:text-properties fo:font-style="italic" style:font-style-asian="italic" style:font-style-complex="italic"/>
    </style:style>
    <style:style style:name="P22" style:parent-style-name="Standard" style:family="paragraph">
      <style:text-properties fo:font-weight="bold" style:font-weight-asian="bold" style:font-weight-complex="bold" fo:font-style="italic" style:font-style-asian="italic" style:font-style-complex="italic"/>
    </style:style>
    <style:style style:name="P23" style:parent-style-name="Standard" style:family="paragraph">
      <style:text-properties fo:font-style="italic" style:font-style-asian="italic" style:font-style-complex="italic"/>
    </style:style>
    <style:style style:name="P24" style:parent-style-name="Standard" style:family="paragraph">
      <style:text-properties fo:font-weight="bold" style:font-weight-asian="bold" style:font-weight-complex="bold" fo:font-style="italic" style:font-style-asian="italic" style:font-style-complex="italic"/>
    </style:style>
    <style:style style:name="P25" style:parent-style-name="Standard" style:family="paragraph">
      <style:text-properties fo:font-weight="bold" style:font-weight-asian="bold" style:font-weight-complex="bold" fo:font-style="italic" style:font-style-asian="italic" style:font-style-complex="italic"/>
    </style:style>
    <style:style style:name="P26" style:parent-style-name="Standard" style:family="paragraph">
      <style:text-properties fo:font-weight="bold" style:font-weight-asian="bold" style:font-weight-complex="bold" fo:font-style="italic" style:font-style-asian="italic" style:font-style-complex="italic"/>
    </style:style>
    <style:style style:name="P27" style:parent-style-name="Standard" style:family="paragraph">
      <style:text-properties fo:font-weight="bold" style:font-weight-asian="bold" style:font-weight-complex="bold" fo:font-style="italic" style:font-style-asian="italic" style:font-style-complex="italic"/>
    </style:style>
    <style:style style:name="P28" style:parent-style-name="Standard" style:family="paragraph">
      <style:text-properties fo:font-weight="bold" style:font-weight-asian="bold" style:font-weight-complex="bold" fo:font-style="italic" style:font-style-asian="italic" style:font-style-complex="italic"/>
    </style:style>
    <style:style style:name="P29" style:parent-style-name="Standard" style:family="paragraph">
      <style:text-properties fo:font-weight="bold" style:font-weight-asian="bold" style:font-weight-complex="bold" fo:font-style="italic" style:font-style-asian="italic" style:font-style-complex="italic"/>
    </style:style>
    <style:style style:name="P30" style:parent-style-name="Standard" style:family="paragraph">
      <style:text-properties fo:font-weight="bold" style:font-weight-asian="bold" style:font-weight-complex="bold" fo:font-style="italic" style:font-style-asian="italic" style:font-style-complex="italic"/>
    </style:style>
    <style:style style:name="P31" style:parent-style-name="Standard" style:family="paragraph">
      <style:text-properties fo:font-weight="bold" style:font-weight-asian="bold" style:font-weight-complex="bold" fo:font-style="italic" style:font-style-asian="italic" style:font-style-complex="italic"/>
    </style:style>
    <style:style style:name="P32" style:parent-style-name="Standard" style:family="paragraph">
      <style:text-properties fo:font-weight="bold" style:font-weight-asian="bold" style:font-weight-complex="bold" fo:font-style="italic" style:font-style-asian="italic" style:font-style-complex="italic"/>
    </style:style>
    <style:style style:name="P33" style:parent-style-name="Standard" style:family="paragraph">
      <style:text-properties fo:font-weight="bold" style:font-weight-asian="bold" style:font-weight-complex="bold" fo:font-style="italic" style:font-style-asian="italic" style:font-style-complex="italic"/>
    </style:style>
    <style:style style:name="P34" style:parent-style-name="Standard" style:family="paragraph">
      <style:text-properties fo:font-weight="bold" style:font-weight-asian="bold" style:font-weight-complex="bold" fo:font-style="italic" style:font-style-asian="italic" style:font-style-complex="italic"/>
    </style:style>
    <style:style style:name="P35" style:parent-style-name="Standard" style:family="paragraph">
      <style:text-properties fo:font-weight="bold" style:font-weight-asian="bold" style:font-weight-complex="bold" fo:font-style="italic" style:font-style-asian="italic" style:font-style-complex="italic"/>
    </style:style>
    <style:style style:name="P36" style:parent-style-name="Standard" style:family="paragraph">
      <style:text-properties fo:font-weight="bold" style:font-weight-asian="bold" style:font-weight-complex="bold" fo:font-style="italic" style:font-style-asian="italic" style:font-style-complex="italic"/>
    </style:style>
    <style:style style:name="P37" style:parent-style-name="Standard" style:family="paragraph">
      <style:text-properties fo:font-weight="bold" style:font-weight-asian="bold" style:font-weight-complex="bold" fo:font-style="italic" style:font-style-asian="italic" style:font-style-complex="italic"/>
    </style:style>
    <style:style style:name="P38" style:parent-style-name="Standard" style:family="paragraph">
      <style:text-properties fo:font-weight="bold" style:font-weight-asian="bold" style:font-weight-complex="bold" fo:font-style="italic" style:font-style-asian="italic" style:font-style-complex="italic"/>
    </style:style>
  </office:automatic-styles>
  <office:body>
    <office:text text:use-soft-page-breaks="true">
      <text:p text:style-name="P1">Commandes docker :</text:p>
      <text:p text:style-name="Standard"/>
      <text:p text:style-name="Standard">Afficher la liste des containers :</text:p>
      <text:p text:style-name="P2">docker ps</text:p>
      <text:p text:style-name="Standard">Afficher la liste de containers dont ceux fermés :</text:p>
      <text:p text:style-name="P3">docker ps -a</text:p>
      <text:p text:style-name="Standard">Afficher les images présentes sur la machine :</text:p>
      <text:p text:style-name="P4">docker<text:s/>image ls</text:p>
      <text:p text:style-name="Standard">Chercher une image via ligne de commande :</text:p>
      <text:p text:style-name="P5">docker search &lt;nom_à_rechercher&gt;</text:p>
      <text:p text:style-name="P6"/>
      <text:p text:style-name="Standard">Créer un container avec l’image nginx :</text:p>
      <text:p text:style-name="P7">docker run nginx</text:p>
      <text:p text:style-name="Standard">Créer un container avec l’image nginx en exposant les ports :</text:p>
      <text:p text:style-name="P8">docker run -p 80:80 nginx</text:p>
      <text:p text:style-name="Standard">Avec ces commandes<text:s/>on déploie le container mais dont le tty est attaché au notre, donc on ne récupère pas la main sur son terminal, il reste sur l’affichage des logs du container. Pour pouvoir déployer<text:s/>sont container sans perdre son<text:s/>terminal il faut rajouter les option<text:s/><text:span text:style-name="T9">-dit</text:span></text:p>
      <text:p text:style-name="P10">docker<text:s/>run -dit -p 80:80 nginx</text:p>
      <text:p text:style-name="Standard">si plusieurs ports à exposer il faut mettre le<text:s/><text:span text:style-name="T11">-p<text:s/></text:span>avant chaque déclaration de ports</text:p>
      <text:p text:style-name="P12">docker run -dit -p 80:80 -p 8080:8080 nginx</text:p>
      <text:p text:style-name="P13"/>
      <text:p text:style-name="P14">docker run -dit -p &lt;port_du_container&gt;:&lt;port_de_l’image&gt;/&lt;protocole_de_transport&gt; &lt;nom_de_l’image&gt;</text:p>
      <text:p text:style-name="P15"/>
      <text:p text:style-name="Standard">Exécuter une commande dans un container :</text:p>
      <text:p text:style-name="Standard"/>
      <text:p text:style-name="P16">docker exec &lt;nom_du_container&gt; &lt;commande&gt;</text:p>
      <text:p text:style-name="P17"/>
      <text:p text:style-name="P18">exemple :</text:p>
      <text:p text:style-name="P19"/>
      <text:p text:style-name="P20">docker exec mon_container ls</text:p>
      <text:p text:style-name="P21"/>
      <text:p text:style-name="Standard">Pour démarrer un terminal dans un container il faut<text:s/>lancer dans ce container la commande bash (ou /bin/bash) de manière interactive :</text:p>
      <text:p text:style-name="Standard"/>
      <text:p text:style-name="P22">docker exec -it mon_container bash</text:p>
      <text:p text:style-name="P23"/>
      <text:p text:style-name="Standard">Pour afficher les logs dans container :</text:p>
      <text:p text:style-name="Standard"/>
      <text:p text:style-name="P24">docker logs &lt;nom_ou_id_container&gt;</text:p>
      <text:p text:style-name="P25"/>
      <text:p text:style-name="Standard">Pour stopper un container :</text:p>
      <text:p text:style-name="Standard"/>
      <text:p text:style-name="P26">docker stop &lt;nom_ou_id_container&gt;</text:p>
      <text:p text:style-name="P27"/>
      <text:p text:style-name="Standard">Pour<text:s/>démarrer<text:s/>un container arrêté :</text:p>
      <text:p text:style-name="Standard"/>
      <text:p text:style-name="P28">docker start &lt;nom_du_container&gt;</text:p>
      <text:p text:style-name="P29"/>
      <text:p text:style-name="Standard">Pour supprimer un container :</text:p>
      <text:p text:style-name="Standard"/>
      <text:soft-page-break/>
      <text:p text:style-name="P30">docker rm &lt;nom_ou_id_container&gt;</text:p>
      <text:p text:style-name="P31"/>
      <text:p text:style-name="Standard">Pour supprimer une image présente sur la machine :</text:p>
      <text:p text:style-name="Standard"/>
      <text:p text:style-name="P32">docker image rm &lt;nom_image&gt;</text:p>
      <text:p text:style-name="P33"/>
      <text:p text:style-name="Standard">Pour créer une image à partir d’un dockerfile :</text:p>
      <text:p text:style-name="Standard"/>
      <text:p text:style-name="Standard">Si le fichier Dockerfile se trouve dans le répertoire où on se<text:s/>situe :</text:p>
      <text:p text:style-name="P34">docker build -t &lt;nom_de_l’image_à_créer&gt; .</text:p>
      <text:p text:style-name="P35"/>
      <text:p text:style-name="Standard">Si le fichier Dockerfile se trouve ailleurs :</text:p>
      <text:p text:style-name="P36">docker build -t &lt;nom_de_l’image_à_créer&gt; -f /chemin/du/dockerfile</text:p>
      <text:p text:style-name="P37"/>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PRZYBYLO</dc:creator>
    <meta:creation-date>2021-07-28T12:44:00Z</meta:creation-date>
    <dc:date>2021-10-02T14:51:00Z</dc:date>
    <meta:template xlink:href="Normal" xlink:type="simple"/>
    <meta:editing-cycles>2</meta:editing-cycles>
    <meta:editing-duration>PT300S</meta:editing-duration>
    <meta:document-statistic meta:page-count="2" meta:paragraph-count="3" meta:word-count="289" meta:character-count="1877" meta:row-count="13" meta:non-whitespace-character-count="1591"/>
  </office:meta>
</office:document-meta>
</file>